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crittografia-con-linguaggio-a-blocchi"/>CRITTOGRAFIA CON LINGUAGGIO A BLOCCHI<text:bookmark-end text:name="crittografia-con-linguaggio-a-blocchi"/></text:h>
      <text:p text:style-name="First_20_paragraph">Agli studenti della classe S2B Alle loro famiglie Ai loro insegnanti Al formatore Massi Al tutor Pomili Alla segreteria didattica All'Ufficio personale Ai collaboratori scolastici Al DSGA M. Zagaglia</text:p>
      <text:p text:style-name="Text_20_body"><text:span text:style-name="T1">Oggetto: PTOF 2024-25 Avvio corso DM65/23 Linea A edizione "CRITTOGRAFIA CON LINGUAGGIO A BLOCCHI"</text:span></text:p>
      <text:p text:style-name="Text_20_body">Si comunica che, a partire dal giorno mer 05/02/2025, prenderanno avvio le attività del corso “<text:span text:style-name="T1">CRITTOGRAFIA CON LINGUAGGIO A BLOCCHI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er 05/02/2025 1a ora</text:p>
        </text:list-item>
        <text:list-item>
          <text:p text:style-name="P1">mer 05/02/2025 4a ora</text:p>
        </text:list-item>
        <text:list-item>
          <text:p text:style-name="P1">mer 12/02/2025 4a ora</text:p>
        </text:list-item>
        <text:list-item>
          <text:p text:style-name="P1">mer 19/02/2025 4a ora</text:p>
        </text:list-item>
        <text:list-item>
          <text:p text:style-name="P1">mer 05/03/2025 4a ora</text:p>
        </text:list-item>
        <text:list-item>
          <text:p text:style-name="P1">mer 16/04/2025 4a ora</text:p>
        </text:list-item>
        <text:list-item>
          <text:p text:style-name="P1">mer 23/04/2025 4a ora</text:p>
        </text:list-item>
        <text:list-item>
          <text:p text:style-name="P1">mer 30/04/2025 4a ora</text:p>
        </text:list-item>
        <text:list-item>
          <text:p text:style-name="P1">mer 07/05/2025 4a ora</text:p>
        </text:list-item>
        <text:list-item>
          <text:p text:style-name="P1">mer 14/05/2025 4a ora</text:p>
        </text:list-item>
      </text:list>
      <text:p text:style-name="First_20_paragraph">Il corso fornisce un'introduzione alle "grandi idee" della crittografia tramite un'approccio didattico che procede "per scoperta". Si susseguono alcune attività specifiche sviluppate per la comprensione dei crittosistemi classici e moderni con le quali si possono sperimentare le caratteristiche di ciascun crittosistema, realizzare le possibili procedure di attacco e valutare i limiti del sistema. Queste debolezze dovrebbero indurre nello studente la necessità di scoprire il crittosistema successivo che avrà superato i limiti del sistema precedente (secondo l'approccio didattico "Necessity Learning Design"). Il corso si basa sul lavoro di M. Lodi - M. Sbaraglia - S. Martini, "PROGRAMMARE PER IMPARARE LA CRITTOGRAFIA AL LICEO MATEMATICO" e sfrutta il crittosistemi, la loro analisi ed le possibili procedure di attacco sono realizzate in Snap! (un linguaggio di programmazione visuale a blocchi) da Michael Lodi (Università di Bologna).</text:p>
      <text:p text:style-name="Text_20_body">Gli obiettivi generali del corso includono:</text:p>
      <text:list text:style-name="L2">
        <text:list-item>
          <text:p text:style-name="P2">Diventare consapevoli delle problematiche di sicurezza nell'uso di strumenti e tecnologie informatiche</text:p>
        </text:list-item>
        <text:list-item>
          <text:p text:style-name="P2">Possedere le conoscenze di base necessarie a operare in sicurezza nel digitale, con responsabile attenzione per la sicurezza dei dati personali</text:p>
        </text:list-item>
        <text:list-item>
          <text:p text:style-name="P2">Rafforzare le competenze nell’affrontare i rischi legati all’uso di social network, al trattamento dei dati e alle truffe online.</text:p>
        </text:list-item>
        <text:list-item>
          <text:p text:style-name="P2">Stimolare l’interesse verso le materie tecnico scientifiche e, in particolare, verso l’informatica.</text:p>
        </text:list-item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4Z</meta:creation-date>
    <dc:date>2025-01-20T20:33:14Z</dc:date>
  </office:meta>
</office:document-meta>
</file>